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<text:span text:style-name="T2"> </text:span><text:span text:style-name="T3">titl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not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deletedTitles</text:span><text:span text:style-name="T2"> </text:span><text:span text:style-name="T4">=</text:span><text:span text:style-name="T2"> [];</text:span></text:p>
      <text:p text:style-name="P1"><text:span text:style-name="T1">let</text:span><text:span text:style-name="T2"> </text:span><text:span text:style-name="T3">deletedNotes</text:span><text:span text:style-name="T2"> </text:span><text:span text:style-name="T4">=</text:span><text:span text:style-name="T2"> [];</text:span></text:p>
      <text:p text:style-name="Standard"/>
      <text:p text:style-name="P1"><text:span text:style-name="T5">load</text:span><text:span text:style-name="T2">();</text:span></text:p>
      <text:p text:style-name="Standard"/>
      <text:p text:style-name="P1"><text:span text:style-name="T1">function</text:span><text:span text:style-name="T2"> </text:span><text:span text:style-name="T5">load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notes"</text:span><text:span text:style-name="T2">);</text:span></text:p>
      <text:p text:style-name="P1"><text:span text:style-name="T2">  </text:span><text:span text:style-name="T7">// Zugriff auf das JASON von dem array notes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titles"</text:span><text:span text:style-name="T2">);</text:span></text:p>
      <text:p text:style-name="P1"><text:span text:style-name="T2">  </text:span><text:span text:style-name="T7">// Zugriff auf das JASON von dem array titles.</text:span></text:p>
      <text:p text:style-name="P1"><text:span text:style-name="T2">  </text:span><text:span text:style-name="T8">if</text:span><text:span text:style-name="T2"> (</text:span><text:span text:style-name="T3">notesAsText</text:span><text:span text:style-name="T2"> </text:span><text:span text:style-name="T4">&amp;&amp;</text:span><text:span text:style-name="T2"> </text:span><text:span text:style-name="T3">titlesAsText</text:span><text:span text:style-name="T2">) {</text:span></text:p>
      <text:p text:style-name="P1"><text:span text:style-name="T2">    </text:span><text:span text:style-name="T7">// Abfrage, ob überhaupt etwas im Speicher ist, denn nur dann soll der String?Text der im Speicher ist, wieder in ein array verwandelt werden.</text:span></text:p>
      <text:p text:style-name="P1"><text:span text:style-name="T2">    </text:span><text:span text:style-name="T3">not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notesAsText</text:span><text:span text:style-name="T2">);</text:span></text:p>
      <text:p text:style-name="P1"><text:span text:style-name="T2">    </text:span><text:span text:style-name="T7">// Umwandlung des JASON in das normale array.</text:span></text:p>
      <text:p text:style-name="P1"><text:span text:style-name="T2">    </text:span><text:span text:style-name="T3">titl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titlesAsText</text:span><text:span text:style-name="T2">);</text:span></text:p>
      <text:p text:style-name="P1"><text:span text:style-name="T2">    </text:span><text:span text:style-name="T5">renderCards</text:span><text:span text:style-name="T2">();</text:span></text:p>
      <text:p text:style-name="P2">  }</text:p>
      <text:p text:style-name="P2">}</text:p>
      <text:p text:style-name="Standard"/>
      <text:p text:style-name="P1"><text:span text:style-name="T1">function</text:span><text:span text:style-name="T2"> </text:span><text:span text:style-name="T5">renderCards</text:span><text:span text:style-name="T2">() {</text:span></text:p>
      <text:p text:style-name="P1"><text:span text:style-name="T2">  </text:span><text:span text:style-name="T7">// rendert den kompletten Inhalt des noteContainers neu.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1"><text:span text:style-name="T2">  </text:span><text:span text:style-name="T7">// leert den notesContainer.</text:span></text:p>
      <text:p text:style-name="Standard"/>
      <text:p text:style-name="P1"><text:span text:style-name="T2">  </text:span><text:span text:style-name="T8">for</text:span><text:span text:style-name="T2"> 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9">0</text:span><text:span text:style-name="T2">; </text:span><text:span text:style-name="T3">i</text:span><text:span text:style-name="T2"> </text:span><text:span text:style-name="T4">&lt;</text:span><text:span text:style-name="T2"> </text:span><text:span text:style-name="T3">titles</text:span><text:span text:style-name="T2">.</text:span><text:span text:style-name="T3">length</text:span><text:span text:style-name="T2">; </text:span><text:span text:style-name="T3">i</text:span><text:span text:style-name="T4">++</text:span><text:span text:style-name="T2">) {</text:span></text:p>
      <text:p text:style-name="P1"><text:span text:style-name="T2">  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+=</text:span><text:span text:style-name="T2"> </text:span><text:span text:style-name="T6">` &lt;div</text:span></text:p>
      <text:p text:style-name="P3">      id="noteCard"</text:p>
      <text:p text:style-name="P3">      class="note_card"</text:p>
      <text:p text:style-name="P3">      type="checkbox"</text:p>
      <text:p text:style-name="P1"><text:span text:style-name="T6">      onclick="openPopup(</text:span><text:span text:style-name="T1">${</text:span><text:span text:style-name="T3">i</text:span><text:span text:style-name="T1">}</text:span><text:span text:style-name="T6">)"</text:span></text:p>
      <text:p text:style-name="P3">    &gt;</text:p>
      <text:p text:style-name="P1"><text:span text:style-name="T6">      &lt;h2 class="h2_note_card" id="inputTitle</text:span><text:span text:style-name="T1">${</text:span><text:span text:style-name="T3">i</text:span><text:span text:style-name="T1">}</text:span><text:span text:style-name="T6">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h2&gt;</text:span></text:p>
      <text:p text:style-name="P1"><text:span text:style-name="T6">      &lt;p class="p_note_card" id="inputNote</text:span><text:span text:style-name="T1">${</text:span><text:span text:style-name="T3">i</text:span><text:span text:style-name="T1">}</text:span><text:span text:style-name="T6">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p&gt;</text:span></text:p>
      <text:p text:style-name="P1"><text:span text:style-name="T6">      &lt;img id="trash" class="float_right trash" onclick="deleteCard(</text:span><text:span text:style-name="T1">${</text:span><text:span text:style-name="T3">i</text:span><text:span text:style-name="T1">}</text:span><text:span text:style-name="T6">)" src="img/trash.png" alt=""&gt;</text:span></text:p>
      <text:p text:style-name="P1"><text:span text:style-name="T6">    &lt;/div&gt;`</text:span><text:span text:style-name="T2">;</text:span></text:p>
      <text:p text:style-name="P2">  }</text:p>
      <text:p text:style-name="P2">}</text:p>
      <text:p text:style-name="Standard"/>
      <text:p text:style-name="P1"><text:span text:style-name="T1">function</text:span><text:span text:style-name="T2"> </text:span><text:span text:style-name="T5">clearInput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2">}</text:p>
      <text:p text:style-name="Standard"/>
      <text:p text:style-name="P1"><text:span text:style-name="T1">function</text:span><text:span text:style-name="T2"> </text:span><text:span text:style-name="T5">addToArrays</text:span><text:span text:style-name="T2">() {</text:span></text:p>
      <text:p text:style-name="P1"><text:span text:style-name="T2">  </text:span><text:span text:style-name="T7">// fügt den Titel aus dem Input-Feld dem array titles hinzu.</text:span></text:p>
      <text:p text:style-name="P1"><text:span text:style-name="T2">  </text:span><text:span text:style-name="T1">let</text:span><text:span text:style-name="T2"> </text:span><text:span text:style-name="T3">titl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;</text:span></text:p>
      <text:p text:style-name="P1"><text:span text:style-name="T2">  </text:span><text:span text:style-name="T1">let</text:span><text:span text:style-name="T2"> </text:span><text:span text:style-name="T3">not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;</text:span></text:p>
      <text:p text:style-name="Standard"/>
      <text:p text:style-name="P1"><text:soft-page-break/><text:span text:style-name="T2">  </text:span><text:span text:style-name="T8">if</text:span><text:span text:style-name="T2"> (</text:span><text:span text:style-name="T3">title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note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titles</text:span><text:span text:style-name="T2">.</text:span><text:span text:style-name="T5">push</text:span><text:span text:style-name="T2">(</text:span><text:span text:style-name="T3">title</text:span><text:span text:style-name="T2">);</text:span></text:p>
      <text:p text:style-name="P1"><text:span text:style-name="T2">    </text:span><text:span text:style-name="T3">notes</text:span><text:span text:style-name="T2">.</text:span><text:span text:style-name="T5">push</text:span><text:span text:style-name="T2">(</text:span><text:span text:style-name="T3">note</text:span><text:span text:style-name="T2">);</text:span></text:p>
      <text:p text:style-name="P1"><text:span text:style-name="T2">    </text:span><text:span text:style-name="T7">// Die Variable titles in Zeile 1 hat nun ein neues Element.</text:span></text:p>
      <text:p text:style-name="P2">  }</text:p>
      <text:p text:style-name="P1"><text:span text:style-name="T2">  </text:span><text:span text:style-name="T5">clearInput</text:span><text:span text:style-name="T2">();</text:span></text:p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2">}</text:p>
      <text:p text:style-name="Standard"/>
      <text:p text:style-name="P1"><text:span text:style-name="T1">function</text:span><text:span text:style-name="T2"> </text:span><text:span text:style-name="T5">save</text:span><text:span text:style-name="T2">() {</text:span></text:p>
      <text:p text:style-name="P1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notes</text:span><text:span text:style-name="T2">);</text:span></text:p>
      <text:p text:style-name="P1"><text:span text:style-name="T2">  </text:span><text:span text:style-name="T7">// JASON wird erstellt.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notes"</text:span><text:span text:style-name="T2">, </text:span><text:span text:style-name="T3">notesAsText</text:span><text:span text:style-name="T2">);</text:span></text:p>
      <text:p text:style-name="P1"><text:span text:style-name="T2">  </text:span><text:span text:style-name="T7">// Der JSON wird in den lokalen Speicher gepackt. Der key ist notes und der Wert ist das array notes als string mit dem neuen Variablen-namen notesAsText.</text:span></text:p>
      <text:p text:style-name="P1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titles</text:span><text:span text:style-name="T2">);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titles"</text:span><text:span text:style-name="T2">, </text:span><text:span text:style-name="T3">titlesAsText</text:span><text:span text:style-name="T2">);</text:span></text:p>
      <text:p text:style-name="P2">}</text:p>
      <text:p text:style-name="Standard"/>
      <text:p text:style-name="P1"><text:span text:style-name="T1">function</text:span><text:span text:style-name="T2"> </text:span><text:span text:style-name="T5">deleteCard</text:span><text:span text:style-name="T2">(</text:span><text:span text:style-name="T3">i</text:span><text:span text:style-name="T2">) {</text:span></text:p>
      <text:p text:style-name="P1"><text:span text:style-name="T2">  </text:span><text:span text:style-name="T5">addToDeletedArrays</text:span><text:span text:style-name="T2">(</text:span><text:span text:style-name="T3">i</text:span><text:span text:style-name="T2">);</text:span></text:p>
      <text:p text:style-name="P1"><text:span text:style-name="T2">  </text:span><text:span text:style-name="T7">// Inhalt der zu löschenden Arrays muss in die beiden gelöschten arrays rein. Dafür sorgt die Funktion deleteCard().</text:span></text:p>
      <text:p text:style-name="P1"><text:span text:style-name="T2">  </text:span><text:span text:style-name="T3">titl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3">not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Standard"/>
      <text:p text:style-name="P1"><text:span text:style-name="T2">  </text:span><text:span text:style-name="T3">event</text:span><text:span text:style-name="T2">.</text:span><text:span text:style-name="T5">stopPropagation</text:span><text:span text:style-name="T2">(</text:span><text:span text:style-name="T5">onclick</text:span><text:span text:style-name="T2">);</text:span></text:p>
      <text:p text:style-name="Standard"/>
      <text:p text:style-name="P1"><text:span text:style-name="T2">  </text:span><text:span text:style-name="T5">renderCards</text:span><text:span text:style-name="T2">();</text:span></text:p>
      <text:p text:style-name="P1"><text:span text:style-name="T2">  </text:span><text:span text:style-name="T5">save</text:span><text:span text:style-name="T2">();</text:span></text:p>
      <text:p text:style-name="P2">}</text:p>
      <text:p text:style-name="Standard"/>
      <text:p text:style-name="P1"><text:span text:style-name="T1">function</text:span><text:span text:style-name="T2"> </text:span><text:span text:style-name="T5">openPopup</text:span><text:span text:style-name="T2">(</text:span><text:span text:style-name="T3">i</text:span><text:span text:style-name="T2">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remove</text:span><text:span text:style-name="T2">(</text:span><text:span text:style-name="T6">"d_none"</text:span><text:span text:style-name="T2">);</text:span></text:p>
      <text:p text:style-name="P1"><text:span text:style-name="T2">  </text:span><text:span text:style-name="T7">// Klasse d_none wird entfernt, sodass das Popup angezeigt wird.</text:span></text:p>
      <text:p text:style-name="P1"><text:span text:style-name="T2">  </text:span><text:span text:style-name="T5">renderPopup</text:span><text:span text:style-name="T2">(</text:span><text:span text:style-name="T3">i</text:span><text:span text:style-name="T2">);</text:span></text:p>
      <text:p text:style-name="P2">}</text:p>
      <text:p text:style-name="Standard"/>
      <text:p text:style-name="P1"><text:span text:style-name="T1">function</text:span><text:span text:style-name="T2"> </text:span><text:span text:style-name="T5">renderPopup</text:span><text:span text:style-name="T2">(</text:span><text:span text:style-name="T3">i</text:span><text:span text:style-name="T2">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3">innerHTML</text:span><text:span text:style-name="T2"> </text:span><text:span text:style-name="T4">=</text:span><text:span text:style-name="T2"> </text:span><text:span text:style-name="T6">` </text:span></text:p>
      <text:p text:style-name="P3">  &lt;div class="popup_div"&gt;</text:p>
      <text:p text:style-name="P3">    &lt;div class="popup_inputs"&gt;</text:p>
      <text:p text:style-name="P1"><text:span text:style-name="T6">      &lt;textarea class="popup_title" id="popupTitle" type="text" rows="1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textarea&gt;</text:span></text:p>
      <text:p text:style-name="P1"><text:span text:style-name="T6">      &lt;textarea class="popup_note" id="popupNote" name="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textarea&gt;</text:span></text:p>
      <text:p text:style-name="P3">    &lt;/div&gt;</text:p>
      <text:p text:style-name="P1"><text:span text:style-name="T6">    &lt;button onclick="closePopup(</text:span><text:span text:style-name="T1">${</text:span><text:span text:style-name="T3">i</text:span><text:span text:style-name="T1">}</text:span><text:span text:style-name="T6">)" type="button"&gt;Schließen&lt;/button&gt;</text:span></text:p>
      <text:p text:style-name="P1"><text:span text:style-name="T6">  &lt;/div&gt;`</text:span><text:span text:style-name="T2">;</text:span></text:p>
      <text:p text:style-name="P1"><text:span text:style-name="T2">  </text:span><text:span text:style-name="T5">saveChangesPopup</text:span><text:span text:style-name="T2">(</text:span><text:span text:style-name="T3">i</text:span><text:span text:style-name="T2">);</text:span></text:p>
      <text:p text:style-name="P2">}</text:p>
      <text:p text:style-name="Standard"><text:soft-page-break/></text:p>
      <text:p text:style-name="P1"><text:span text:style-name="T1">function</text:span><text:span text:style-name="T2"> </text:span><text:span text:style-name="T5">saveChangesPopup</text:span><text:span text:style-name="T2">(</text:span><text:span text:style-name="T3">i</text:span><text:span text:style-name="T2">) {</text:span></text:p>
      <text:p text:style-name="P1"><text:span text:style-name="T2">  </text:span><text:span text:style-name="T1">let</text:span><text:span text:style-name="T2"> </text:span><text:span text:style-name="T3">titlePopup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popupTitle"</text:span><text:span text:style-name="T2">).</text:span><text:span text:style-name="T3">value</text:span><text:span text:style-name="T2">;</text:span></text:p>
      <text:p text:style-name="P1"><text:span text:style-name="T2">  </text:span><text:span text:style-name="T1">let</text:span><text:span text:style-name="T2"> </text:span><text:span text:style-name="T3">notePopup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popupNote"</text:span><text:span text:style-name="T2">).</text:span><text:span text:style-name="T3">value</text:span><text:span text:style-name="T2">;</text:span></text:p>
      <text:p text:style-name="Standard"/>
      <text:p text:style-name="P1"><text:span text:style-name="T2">  </text:span><text:span text:style-name="T8">if</text:span><text:span text:style-name="T2"> (</text:span><text:span text:style-name="T3">titlePopup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notePopup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titles</text:span><text:span text:style-name="T2">[</text:span><text:span text:style-name="T3">i</text:span><text:span text:style-name="T2">] </text:span><text:span text:style-name="T4">=</text:span><text:span text:style-name="T2"> </text:span><text:span text:style-name="T3">titlePopup</text:span><text:span text:style-name="T2">;</text:span></text:p>
      <text:p text:style-name="P1"><text:span text:style-name="T2">    </text:span><text:span text:style-name="T3">notes</text:span><text:span text:style-name="T2">[</text:span><text:span text:style-name="T3">i</text:span><text:span text:style-name="T2">] </text:span><text:span text:style-name="T4">=</text:span><text:span text:style-name="T2"> </text:span><text:span text:style-name="T3">notePopup</text:span><text:span text:style-name="T2">;</text:span></text:p>
      <text:p text:style-name="P1"><text:span text:style-name="T2">    </text:span><text:span text:style-name="T7">// titles.push(titlePopup);</text:span></text:p>
      <text:p text:style-name="P1"><text:span text:style-name="T2">    </text:span><text:span text:style-name="T7">// notes.push(notePopup);</text:span></text:p>
      <text:p text:style-name="P2">  }</text:p>
      <text:p text:style-name="P2">}</text:p>
      <text:p text:style-name="Standard"/>
      <text:p text:style-name="P1"><text:span text:style-name="T1">function</text:span><text:span text:style-name="T2"> </text:span><text:span text:style-name="T5">closePopup</text:span><text:span text:style-name="T2">(</text:span><text:span text:style-name="T3">i</text:span><text:span text:style-name="T2">) {</text:span></text:p>
      <text:p text:style-name="P1"><text:span text:style-name="T2">  </text:span><text:span text:style-name="T5">saveChangesPopup</text:span><text:span text:style-name="T2">(</text:span><text:span text:style-name="T3">i</text:span><text:span text:style-name="T2">);</text:span></text:p>
      <text:p text:style-name="P1"><text:span text:style-name="T2">  </text:span><text:span text:style-name="T5">save</text:span><text:span text:style-name="T2">();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popUp"</text:span><text:span text:style-name="T2">).</text:span><text:span text:style-name="T10">classList</text:span><text:span text:style-name="T2">.</text:span><text:span text:style-name="T5">add</text:span><text:span text:style-name="T2">(</text:span><text:span text:style-name="T6">"d_none"</text:span><text:span text:style-name="T2">);</text:span></text:p>
      <text:p text:style-name="P1"><text:span text:style-name="T2">  </text:span><text:span text:style-name="T5">renderCards</text:span><text:span text:style-name="T2">();</text:span></text:p>
      <text:p text:style-name="P2">}</text:p>
      <text:p text:style-name="Standard"/>
      <text:p text:style-name="P4">//trash</text:p>
      <text:p text:style-name="Standard"/>
      <text:p text:style-name="P1"><text:span text:style-name="T1">function</text:span><text:span text:style-name="T2"> </text:span><text:span text:style-name="T5">addToDeletedArrays</text:span><text:span text:style-name="T2">(</text:span><text:span text:style-name="T3">position</text:span><text:span text:style-name="T2">) {</text:span></text:p>
      <text:p text:style-name="P1"><text:span text:style-name="T2">  </text:span><text:span text:style-name="T7">// Muss aufgerufen werden, wenn das Trash-Symbol gedrückt wird.</text:span></text:p>
      <text:p text:style-name="P1"><text:span text:style-name="T2">  </text:span><text:span text:style-name="T1">let</text:span><text:span text:style-name="T2"> </text:span><text:span text:style-name="T3">deletedTitl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`inputTitle</text:span><text:span text:style-name="T1">${</text:span><text:span text:style-name="T3">position</text:span><text:span text:style-name="T1">}</text:span><text:span text:style-name="T6">`</text:span><text:span text:style-name="T2">).</text:span><text:span text:style-name="T3">innerHTML</text:span><text:span text:style-name="T2">;</text:span></text:p>
      <text:p text:style-name="P1"><text:span text:style-name="T2">  </text:span><text:span text:style-name="T1">let</text:span><text:span text:style-name="T2"> </text:span><text:span text:style-name="T3">deletedNot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`inputNote</text:span><text:span text:style-name="T1">${</text:span><text:span text:style-name="T3">position</text:span><text:span text:style-name="T1">}</text:span><text:span text:style-name="T6">`</text:span><text:span text:style-name="T2">).</text:span><text:span text:style-name="T3">innerHTML</text:span><text:span text:style-name="T2">;</text:span></text:p>
      <text:p text:style-name="Standard"/>
      <text:p text:style-name="P1"><text:span text:style-name="T2">  </text:span><text:span text:style-name="T8">if</text:span><text:span text:style-name="T2"> (</text:span><text:span text:style-name="T3">deletedTitle</text:span><text:span text:style-name="T2"> </text:span><text:span text:style-name="T4">==</text:span><text:span text:style-name="T2"> </text:span><text:span text:style-name="T6">""</text:span><text:span text:style-name="T2"> </text:span><text:span text:style-name="T4">||</text:span><text:span text:style-name="T2"> </text:span><text:span text:style-name="T3">deletedNote</text:span><text:span text:style-name="T2"> </text:span><text:span text:style-name="T4">==</text:span><text:span text:style-name="T2"> </text:span><text:span text:style-name="T6">""</text:span><text:span text:style-name="T2">) {</text:span></text:p>
      <text:p text:style-name="P1"><text:span text:style-name="T2">    </text:span><text:span text:style-name="T5">alert</text:span><text:span text:style-name="T2">(</text:span><text:span text:style-name="T6">"Bitte geben Sie einen Titel und eine Notiz ein."</text:span><text:span text:style-name="T2">)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3">deletedTitles</text:span><text:span text:style-name="T2">.</text:span><text:span text:style-name="T5">push</text:span><text:span text:style-name="T2">(</text:span><text:span text:style-name="T3">deletedTitle</text:span><text:span text:style-name="T2">);</text:span></text:p>
      <text:p text:style-name="P1"><text:span text:style-name="T2">    </text:span><text:span text:style-name="T3">deletedNotes</text:span><text:span text:style-name="T2">.</text:span><text:span text:style-name="T5">push</text:span><text:span text:style-name="T2">(</text:span><text:span text:style-name="T3">deletedNote</text:span><text:span text:style-name="T2">);</text:span></text:p>
      <text:p text:style-name="P2">  }</text:p>
      <text:p text:style-name="Standard"/>
      <text:p text:style-name="P1"><text:span text:style-name="T2">  </text:span><text:span text:style-name="T5">saveDeletedArrays</text:span><text:span text:style-name="T2">();</text:span></text:p>
      <text:p text:style-name="P2">}</text:p>
      <text:p text:style-name="Standard"/>
      <text:p text:style-name="P1"><text:span text:style-name="T1">function</text:span><text:span text:style-name="T2"> </text:span><text:span text:style-name="T5">openTrashInNav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formToWriteNote"</text:span><text:span text:style-name="T2">).</text:span><text:span text:style-name="T10">classList</text:span><text:span text:style-name="T2">.</text:span><text:span text:style-name="T5">add</text:span><text:span text:style-name="T2">(</text:span><text:span text:style-name="T6">"d_none"</text:span><text:span text:style-name="T2">);</text:span></text:p>
      <text:p text:style-name="P1"><text:span text:style-name="T2">  </text:span><text:span text:style-name="T7">// lässt das Formular verschwinden</text:span></text:p>
      <text:p text:style-name="Standard"/>
      <text:p text:style-name="P1"><text:span text:style-name="T2">  </text:span><text:span text:style-name="T5">loadDeletedCards</text:span><text:span text:style-name="T2">();</text:span></text:p>
      <text:p text:style-name="P1"><text:span text:style-name="T2">  </text:span><text:span text:style-name="T7">// Aus dem lokalen Speicher holen</text:span></text:p>
      <text:p text:style-name="Standard"/>
      <text:p text:style-name="P1"><text:span text:style-name="T2">  </text:span><text:span text:style-name="T5">renderDeletedCards</text:span><text:span text:style-name="T2">();</text:span></text:p>
      <text:p text:style-name="P1"><text:span text:style-name="T2">  </text:span><text:span text:style-name="T7">// render die deleted titles.</text:span></text:p>
      <text:p text:style-name="P2">}</text:p>
      <text:p text:style-name="Standard"/>
      <text:p text:style-name="P1"><text:span text:style-name="T1">function</text:span><text:span text:style-name="T2"> </text:span><text:span text:style-name="T5">openNotesInNav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formToWriteNote"</text:span><text:span text:style-name="T2">).</text:span><text:span text:style-name="T10">classList</text:span><text:span text:style-name="T2">.</text:span><text:span text:style-name="T5">remove</text:span><text:span text:style-name="T2">(</text:span><text:span text:style-name="T6">"d_none"</text:span><text:span text:style-name="T2">);</text:span></text:p>
      <text:p text:style-name="P1"><text:soft-page-break/><text:span text:style-name="T2">  </text:span><text:span text:style-name="T5">load</text:span><text:span text:style-name="T2">();</text:span></text:p>
      <text:p text:style-name="P2">}</text:p>
      <text:p text:style-name="Standard"/>
      <text:p text:style-name="P1"><text:span text:style-name="T1">function</text:span><text:span text:style-name="T2"> </text:span><text:span text:style-name="T5">renderDeletedCards</text:span><text:span text:style-name="T2">() {</text:span></text:p>
      <text:p text:style-name="P1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=</text:span><text:span text:style-name="T2"> </text:span><text:span text:style-name="T6">""</text:span><text:span text:style-name="T2">;</text:span></text:p>
      <text:p text:style-name="P1"><text:span text:style-name="T2">  </text:span><text:span text:style-name="T7">// leert den notesContainer.</text:span></text:p>
      <text:p text:style-name="Standard"/>
      <text:p text:style-name="P1"><text:span text:style-name="T2">  </text:span><text:span text:style-name="T8">if</text:span><text:span text:style-name="T2"> (</text:span><text:span text:style-name="T3">deletedTitles</text:span><text:span text:style-name="T2"> </text:span><text:span text:style-name="T4">&lt;</text:span><text:span text:style-name="T2"> </text:span><text:span text:style-name="T9">1</text:span><text:span text:style-name="T2">) {</text:span></text:p>
      <text:p text:style-name="P1"><text:span text:style-name="T2">    </text:span><text:span text:style-name="T3">document</text:span><text:span text:style-name="T2">.</text:span><text:span text:style-name="T5">getElementById</text:span><text:span text:style-name="T2">(</text:span></text:p>
      <text:p text:style-name="P1"><text:span text:style-name="T2">      </text:span><text:span text:style-name="T6">"notesContainer"</text:span></text:p>
      <text:p text:style-name="P1"><text:span text:style-name="T2">    ).</text:span><text:span text:style-name="T3">innerHTML</text:span><text:span text:style-name="T2"> </text:span><text:span text:style-name="T4">+=</text:span><text:span text:style-name="T2"> </text:span><text:span text:style-name="T6">`&lt;h2&gt;Keine Notizen im Papierkorb.&lt;/h2&gt;`</text:span><text:span text:style-name="T2">;</text:span></text:p>
      <text:p text:style-name="P1"><text:span text:style-name="T2">  } </text:span><text:span text:style-name="T8">else</text:span><text:span text:style-name="T2"> {</text:span></text:p>
      <text:p text:style-name="P1"><text:span text:style-name="T2">    </text:span><text:span text:style-name="T8">for</text:span><text:span text:style-name="T2"> 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9">0</text:span><text:span text:style-name="T2">; </text:span><text:span text:style-name="T3">i</text:span><text:span text:style-name="T2"> </text:span><text:span text:style-name="T4">&lt;</text:span><text:span text:style-name="T2"> </text:span><text:span text:style-name="T3">deletedTitles</text:span><text:span text:style-name="T2">.</text:span><text:span text:style-name="T3">length</text:span><text:span text:style-name="T2">; </text:span><text:span text:style-name="T3">i</text:span><text:span text:style-name="T4">++</text:span><text:span text:style-name="T2">) {</text:span></text:p>
      <text:p text:style-name="P1"><text:span text:style-name="T2">    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+=</text:span><text:span text:style-name="T2"> </text:span><text:span text:style-name="T6">` &lt;div</text:span></text:p>
      <text:p text:style-name="P3">        id="deletedCard"</text:p>
      <text:p text:style-name="P3">        class="note_card"</text:p>
      <text:p text:style-name="P3">        type="checkbox"</text:p>
      <text:p text:style-name="P3">      &gt;</text:p>
      <text:p text:style-name="P1"><text:span text:style-name="T6">        &lt;h2 class="h2_note_card" id="deletedTitle"&gt;</text:span><text:span text:style-name="T1">${</text:span><text:span text:style-name="T3">deletedTitles</text:span><text:span text:style-name="T4">[</text:span><text:span text:style-name="T3">i</text:span><text:span text:style-name="T4">]</text:span><text:span text:style-name="T1">}</text:span><text:span text:style-name="T6">&lt;/h2&gt;</text:span></text:p>
      <text:p text:style-name="P1"><text:span text:style-name="T6">        &lt;p class="p_note_card" id="deletedNote"&gt;</text:span><text:span text:style-name="T1">${</text:span><text:span text:style-name="T3">deletedNotes</text:span><text:span text:style-name="T4">[</text:span><text:span text:style-name="T3">i</text:span><text:span text:style-name="T4">]</text:span><text:span text:style-name="T1">}</text:span><text:span text:style-name="T6">&lt;/p&gt;</text:span></text:p>
      <text:p text:style-name="P1"><text:span text:style-name="T6">        &lt;img id="deletedTrash" class="float_right trash" onclick="deleteDeletedCard(</text:span><text:span text:style-name="T1">${</text:span><text:span text:style-name="T3">i</text:span><text:span text:style-name="T1">}</text:span><text:span text:style-name="T6">)" src="img/trash.png" alt=""&gt;</text:span></text:p>
      <text:p text:style-name="P1"><text:span text:style-name="T6">      &lt;/div&gt;`</text:span><text:span text:style-name="T2">;</text:span></text:p>
      <text:p text:style-name="P2">    }</text:p>
      <text:p text:style-name="P2">  }</text:p>
      <text:p text:style-name="P2">}</text:p>
      <text:p text:style-name="Standard"/>
      <text:p text:style-name="P1"><text:span text:style-name="T1">function</text:span><text:span text:style-name="T2"> </text:span><text:span text:style-name="T5">deleteDeletedCard</text:span><text:span text:style-name="T2">(</text:span><text:span text:style-name="T3">i</text:span><text:span text:style-name="T2">) {</text:span></text:p>
      <text:p text:style-name="P1"><text:span text:style-name="T2">  </text:span><text:span text:style-name="T3">deletedTitl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P1"><text:span text:style-name="T2">  </text:span><text:span text:style-name="T3">deletedNotes</text:span><text:span text:style-name="T2">.</text:span><text:span text:style-name="T5">splice</text:span><text:span text:style-name="T2">([</text:span><text:span text:style-name="T3">i</text:span><text:span text:style-name="T2">], [</text:span><text:span text:style-name="T9">1</text:span><text:span text:style-name="T2">]);</text:span></text:p>
      <text:p text:style-name="Standard"/>
      <text:p text:style-name="P1"><text:span text:style-name="T2">  </text:span><text:span text:style-name="T3">event</text:span><text:span text:style-name="T2">.</text:span><text:span text:style-name="T5">stopPropagation</text:span><text:span text:style-name="T2">(</text:span><text:span text:style-name="T5">onclick</text:span><text:span text:style-name="T2">);</text:span></text:p>
      <text:p text:style-name="Standard"/>
      <text:p text:style-name="P1"><text:span text:style-name="T2">  </text:span><text:span text:style-name="T5">saveDeletedArrays</text:span><text:span text:style-name="T2">();</text:span></text:p>
      <text:p text:style-name="Standard"/>
      <text:p text:style-name="P1"><text:span text:style-name="T2">  </text:span><text:span text:style-name="T5">renderDeletedCards</text:span><text:span text:style-name="T2">();</text:span></text:p>
      <text:p text:style-name="P2">}</text:p>
      <text:p text:style-name="Standard"/>
      <text:p text:style-name="P1"><text:span text:style-name="T1">function</text:span><text:span text:style-name="T2"> </text:span><text:span text:style-name="T5">saveDeletedArrays</text:span><text:span text:style-name="T2">() {</text:span></text:p>
      <text:p text:style-name="P1"><text:span text:style-name="T2">  </text:span><text:span text:style-name="T1">let</text:span><text:span text:style-name="T2"> </text:span><text:span text:style-name="T3">deletedNot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deletedNotes</text:span><text:span text:style-name="T2">);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deletedNotes"</text:span><text:span text:style-name="T2">, </text:span><text:span text:style-name="T3">deletedNotesAsText</text:span><text:span text:style-name="T2">);</text:span></text:p>
      <text:p text:style-name="Standard"/>
      <text:p text:style-name="P1"><text:span text:style-name="T2">  </text:span><text:span text:style-name="T1">let</text:span><text:span text:style-name="T2"> </text:span><text:span text:style-name="T3">deletedTitl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deletedTitles</text:span><text:span text:style-name="T2">);</text:span></text:p>
      <text:p text:style-name="P1"><text:span text:style-name="T2">  </text:span><text:span text:style-name="T3">localStorage</text:span><text:span text:style-name="T2">.</text:span><text:span text:style-name="T5">setItem</text:span><text:span text:style-name="T2">(</text:span><text:span text:style-name="T6">"deletedTitles"</text:span><text:span text:style-name="T2">, </text:span><text:span text:style-name="T3">deletedTitlesAsText</text:span><text:span text:style-name="T2">);</text:span></text:p>
      <text:p text:style-name="P2">}</text:p>
      <text:p text:style-name="Standard"/>
      <text:p text:style-name="P1"><text:span text:style-name="T1">function</text:span><text:span text:style-name="T2"> </text:span><text:span text:style-name="T5">loadDeletedCards</text:span><text:span text:style-name="T2">() {</text:span></text:p>
      <text:p text:style-name="P1"><text:span text:style-name="T2">  </text:span><text:span text:style-name="T1">let</text:span><text:span text:style-name="T2"> </text:span><text:span text:style-name="T3">deletedNot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deletedNotes"</text:span><text:span text:style-name="T2">);</text:span></text:p>
      <text:p text:style-name="P1"><text:span text:style-name="T2">  </text:span><text:span text:style-name="T1">let</text:span><text:span text:style-name="T2"> </text:span><text:span text:style-name="T3">deletedTitlesAsText</text:span><text:span text:style-name="T2"> </text:span><text:span text:style-name="T4">=</text:span><text:span text:style-name="T2"> </text:span><text:span text:style-name="T3">localStorage</text:span><text:span text:style-name="T2">.</text:span><text:span text:style-name="T5">getItem</text:span><text:span text:style-name="T2">(</text:span><text:span text:style-name="T6">"deletedTitles"</text:span><text:span text:style-name="T2">);</text:span></text:p>
      <text:p text:style-name="P1"><text:span text:style-name="T2">  </text:span><text:span text:style-name="T8">if</text:span><text:span text:style-name="T2"> (</text:span><text:span text:style-name="T3">deletedNotesAsText</text:span><text:span text:style-name="T2"> </text:span><text:span text:style-name="T4">&amp;&amp;</text:span><text:span text:style-name="T2"> </text:span><text:span text:style-name="T3">deletedTitlesAsText</text:span><text:span text:style-name="T2">) {</text:span></text:p>
      <text:p text:style-name="P1"><text:span text:style-name="T2">    </text:span><text:span text:style-name="T3">deletedNot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deletedNotesAsText</text:span><text:span text:style-name="T2">);</text:span></text:p>
      <text:p text:style-name="P1"><text:span text:style-name="T2">    </text:span><text:span text:style-name="T3">deletedTitles</text:span><text:span text:style-name="T2"> </text:span><text:span text:style-name="T4">=</text:span><text:span text:style-name="T2"> </text:span><text:span text:style-name="T3">JSON</text:span><text:span text:style-name="T2">.</text:span><text:span text:style-name="T5">parse</text:span><text:span text:style-name="T2">(</text:span><text:span text:style-name="T3">deletedTitlesAsText</text:span><text:span text:style-name="T2">);</text:span></text:p>
      <text:p text:style-name="P2"><text:soft-page-break/>  }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5:04:15.303000000</meta:creation-date>
    <dc:date>2024-02-27T16:07:04.086000000</dc:date>
    <meta:editing-duration>PT1H2M49S</meta:editing-duration>
    <meta:editing-cycles>1</meta:editing-cycles>
    <meta:document-statistic meta:table-count="0" meta:image-count="0" meta:object-count="0" meta:page-count="5" meta:paragraph-count="172" meta:word-count="576" meta:character-count="5932" meta:non-whitespace-character-count="5117"/>
    <meta:generator>LibreOffice/7.6.4.1$Windows_X86_64 LibreOffice_project/e19e193f88cd6c0525a17fb7a176ed8e6a3e2aa1</meta:generator>
  </office:meta>
</office:document-meta>
</file>